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torageTests.temp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StorageTests.tempDirectoryDele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eStorageTests.from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